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46b" officeooo:paragraph-rsid="000f746b"/>
    </style:style>
    <style:style style:name="P2" style:family="paragraph" style:parent-style-name="Standard">
      <style:text-properties fo:font-size="12pt" fo:font-weight="normal" officeooo:rsid="000f746b" officeooo:paragraph-rsid="000f746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normal" fo:font-weight="normal" officeooo:rsid="000f746b" officeooo:paragraph-rsid="000f746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0f746b" officeooo:paragraph-rsid="00104ec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121f6" officeooo:paragraph-rsid="001121f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italic" fo:font-weight="normal" officeooo:rsid="000f746b" officeooo:paragraph-rsid="000f746b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5pt" fo:font-weight="bold" officeooo:rsid="000f746b" officeooo:paragraph-rsid="000f746b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fo:font-size="12pt" fo:font-style="normal" fo:font-weight="normal" officeooo:rsid="00104ece" officeooo:paragraph-rsid="00104ec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fo:font-weight="normal" officeooo:rsid="001082a5" officeooo:paragraph-rsid="001082a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officeooo:rsid="00104ece" officeooo:paragraph-rsid="00104ece"/>
    </style:style>
    <style:style style:name="P11" style:family="paragraph" style:parent-style-name="Standard" style:list-style-name="L1">
      <style:text-properties officeooo:rsid="00104ece" officeooo:paragraph-rsid="001082a5"/>
    </style:style>
    <style:style style:name="P12" style:family="paragraph" style:parent-style-name="Standard">
      <style:text-properties fo:font-size="13pt" fo:font-style="italic" style:text-underline-style="solid" style:text-underline-width="auto" style:text-underline-color="font-color" fo:font-weight="normal" officeooo:rsid="000f746b" officeooo:paragraph-rsid="000f746b" style:font-size-asian="13pt" style:font-style-asian="italic" style:font-weight-asian="normal" style:font-size-complex="13pt" style:font-style-complex="italic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text-properties fo:color="#ffffff"/>
    </style:style>
    <style:style style:name="P18" style:family="paragraph">
      <loext:graphic-properties draw:fill="none" draw:fill-color="#ffffff"/>
      <style:text-properties fo: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1039bc"/>
    </style:style>
    <style:style style:name="T3" style:family="text">
      <style:text-properties officeooo:rsid="00104ece"/>
    </style:style>
    <style:style style:name="T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1082a5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5583in" fo:min-width="1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5402in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000000" draw:marker-start-width="0.2575in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402in" svg:stroke-color="#000000" draw:marker-start-width="0.4957in" draw:marker-end-width="0.4957in" draw:textarea-horizontal-align="center" draw:textarea-vertical-align="middle" fo:padding-top="0.1165in" fo:padding-bottom="0.1165in" fo:padding-left="0.1165in" fo:padding-right="0.1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6402in" svg:stroke-color="#000000" draw:marker-start-width="1.0902in" draw:marker-end-width="1.0902in" draw:textarea-horizontal-align="center" draw:textarea-vertical-align="middle" fo:padding-top="0.311in" fo:padding-bottom="0.311in" fo:padding-left="0.311in" fo:padding-right="0.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5402in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5402in" svg:stroke-color="#ffffff" draw:fill="none" draw:fill-color="#ffffff" fo:min-height="0.2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2in" svg:stroke-color="#000000" draw:marker-start-width="0.4362in" draw:marker-end-width="0.4362in" draw:textarea-horizontal-align="center" draw:textarea-vertical-align="middle" fo:padding-top="0.0972in" fo:padding-bottom="0.0972in" fo:padding-left="0.0972in" fo:padding-right="0.0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5402in" svg:stroke-color="#000000" draw:fill="none" draw:fill-color="#ffffff" fo:min-height="0.2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5402in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5402in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Σιάμπου Μαρία – Δέσποινα</text:p>
      <text:p text:style-name="P1">1115201600151</text:p>
      <text:p text:style-name="P1"><text:tab/><text:tab/><text:tab/><text:tab/><text:tab/><text:span text:style-name="T1">Εργασία 3</text:span></text:p>
      <text:p text:style-name="P7"/>
      <text:p text:style-name="P2"/>
      <text:p text:style-name="P12">Πρόβλημα 2: Μοντελοποίηση ενός <text:s/>CSP</text:p>
      <text:p text:style-name="P6"/>
      <text:p text:style-name="P3">Μεταβλητές: {Κρεβάτι<text:span text:style-name="T2">=Κρ </text:span>, Γραφείο<text:span text:style-name="T2">=Γ </text:span>, Κερέκλα Γραφείου<text:span text:style-name="T2">=Κγ</text:span> , Καναπές<text:span text:style-name="T2">=Κ</text:span>}</text:p>
      <text:p text:style-name="P3"/>
      <text:p text:style-name="P4">Πεδία τιμών: <text:s/><text:span text:style-name="T3">Di = </text:span>{Πλάτος=Π, Μήκος=Μ, Βάθος=Β, Ύψος=Υ}, <text:span text:style-name="T3">i = Κρ, Γ, Κγ, Κ <text:s/></text:span></text:p>
      <text:p text:style-name="P3"/>
      <text:p text:style-name="P4">Περιορισμοί: </text:p>
      <text:list xml:id="list4732273319179994840" text:style-name="L1">
        <text:list-item>
          <text:p text:style-name="P8">Κρ != Γ <text:s/>!= <text:s/>Κγ != Κ</text:p>
        </text:list-item>
        <text:list-item>
          <text:p text:style-name="P10"><text:span text:style-name="T4">Οι διαστάσεις </text:span><text:span text:style-name="T5">των επίπλων</text:span></text:p>
          <text:list>
            <text:list-item>
              <text:p text:style-name="P8">Κρεβάτι (Π = 100, Μ = 200, Υ = 80)</text:p>
            </text:list-item>
            <text:list-item>
              <text:p text:style-name="P11"><text:span text:style-name="T5">Γραφείο</text:span><text:span text:style-name="T4"> (Π = </text:span><text:span text:style-name="T5">160</text:span><text:span text:style-name="T4">, </text:span><text:span text:style-name="T5">Β</text:span><text:span text:style-name="T4"> = </text:span><text:span text:style-name="T5">80</text:span><text:span text:style-name="T4">, Υ = </text:span><text:span text:style-name="T5">9</text:span><text:span text:style-name="T4">0)</text:span></text:p>
            </text:list-item>
            <text:list-item>
              <text:p text:style-name="P11"><text:span text:style-name="T5">Καρέκλα Γραφείου</text:span><text:span text:style-name="T4"> (Π = </text:span><text:span text:style-name="T5">41</text:span><text:span text:style-name="T4">, </text:span><text:span text:style-name="T5">Β</text:span><text:span text:style-name="T4"> = </text:span><text:span text:style-name="T5">44</text:span><text:span text:style-name="T4">, Υ = </text:span><text:span text:style-name="T5">57</text:span><text:span text:style-name="T4">)</text:span></text:p>
            </text:list-item>
            <text:list-item>
              <text:p text:style-name="P11"><text:span text:style-name="T4">Κ</text:span><text:span text:style-name="T5">αναπές</text:span><text:span text:style-name="T4"> (Π = </text:span><text:span text:style-name="T5">221</text:span><text:span text:style-name="T4">, Μ = </text:span><text:span text:style-name="T5">103</text:span><text:span text:style-name="T4">, Υ = 8</text:span><text:span text:style-name="T5">4</text:span><text:span text:style-name="T4">)</text:span></text:p>
            </text:list-item>
          </text:list>
        </text:list-item>
        <text:list-item>
          <text:p text:style-name="P9">Τοποθέτηση γραφείου κοντά σε είσοδο φωτός</text:p>
        </text:list-item>
      </text:list>
      <text:p text:style-name="P5"/>
      <text:p text:style-name="P5"><draw:custom-shape text:anchor-type="paragraph" draw:z-index="0" draw:name="Shape1" draw:style-name="gr1" svg:width="1.948in" svg:height="2.5587in" svg:x="1.8929in" svg:y="0.4055in"><text:p/><draw:enhanced-geometry svg:viewBox="0 0 21600 21600" draw:type="rectangle" draw:enhanced-path="M 0 0 L 21600 0 21600 21600 0 21600 0 0 Z N"/></draw:custom-shape><draw:frame text:anchor-type="paragraph" draw:z-index="1" draw:name="Shape3" draw:style-name="gr2" draw:text-style-name="P13" svg:width="0.4689in" svg:height="0.1925in" svg:x="1.9244in" svg:y="2.9839in"><draw:text-box><text:p>Πόρτα</text:p></draw:text-box></draw:frame><draw:frame text:anchor-type="paragraph" draw:z-index="2" draw:name="Shape4" draw:style-name="gr2" draw:text-style-name="P13" svg:width="0.448in" svg:height="0.1925in" svg:x="1.9453in" svg:y="2.6555in"><draw:text-box><text:p>0 -100</text:p></draw:text-box></draw:frame><draw:line text:anchor-type="paragraph" draw:z-index="3" draw:name="Shape5" draw:style-name="gr3" draw:text-style-name="P14" svg:x1="3.2575in" svg:y1="0.4535in" svg:x2="3.8409in" svg:y2="0.4535in"><text:p/></draw:line><draw:line text:anchor-type="paragraph" draw:z-index="4" draw:name="Shape5" draw:style-name="gr4" draw:text-style-name="P14" svg:x1="2.0701in" svg:y1="0.5264in" svg:x2="3.2157in" svg:y2="0.5161in"><text:p/></draw:line><draw:line text:anchor-type="paragraph" draw:z-index="5" draw:name="Shape5" draw:style-name="gr3" draw:text-style-name="P15" svg:x1="1.8929in" svg:y1="2.9161in" svg:x2="2.4768in" svg:y2="2.9161in"><text:p/></draw:line><draw:frame text:anchor-type="paragraph" draw:z-index="6" draw:name="Shape6" draw:style-name="gr5" draw:text-style-name="P13" svg:width="0.6358in" svg:height="0.1925in" svg:x="2.3307in" svg:y="0.2134in"><draw:text-box><text:p>Γραφείο</text:p></draw:text-box></draw:frame><draw:frame text:anchor-type="paragraph" draw:z-index="7" draw:name="Shape7" draw:style-name="gr5" draw:text-style-name="P13" svg:width="0.6669in" svg:height="0.1925in" svg:x="3.1744in" svg:y="1.0681in"><draw:text-box><text:p>200 -300 </text:p></draw:text-box></draw:frame><draw:line text:anchor-type="paragraph" draw:z-index="8" draw:name="Shape5" draw:style-name="gr6" draw:text-style-name="P15" svg:x1="3.5075in" svg:y1="1.2866in" svg:x2="3.5075in" svg:y2="2.9638in"><text:p/></draw:line><draw:frame text:anchor-type="paragraph" draw:z-index="9" draw:name="Shape3" draw:style-name="gr7" draw:text-style-name="P13" svg:width="0.6252in" svg:height="0.2512in" svg:x="3.2161in" svg:y="3.0154in"><draw:text-box><text:p>Κρεβάτι</text:p></draw:text-box></draw:frame><draw:frame text:anchor-type="paragraph" draw:z-index="10" draw:name="Shape4" draw:style-name="gr8" draw:text-style-name="P13" svg:width="0.6358in" svg:height="0.2043in" svg:x="2.3516in" svg:y="0.6346in"><draw:text-box><text:p>261 -101</text:p></draw:text-box></draw:frame><draw:frame text:anchor-type="paragraph" draw:z-index="11" draw:name="Shape4" draw:style-name="gr2" draw:text-style-name="P16" svg:width="0.5004in" svg:height="0.1925in" svg:x="3.3409in" svg:y="0.5264in"><draw:text-box><text:p><text:span text:style-name="T6">100 - 0</text:span></text:p></draw:text-box></draw:frame><draw:line text:anchor-type="paragraph" draw:z-index="12" draw:name="Shape5" draw:style-name="gr9" draw:text-style-name="P14" svg:x1="2.6016in" svg:y1="0.9953in" svg:x2="2.7996in" svg:y2="0.9953in"><text:p/></draw:line><draw:frame text:anchor-type="paragraph" draw:z-index="13" draw:name="Shape4" draw:style-name="gr10" draw:text-style-name="P13" svg:width="0.6358in" svg:height="0.2043in" svg:x="1.9661in" svg:y="0.8909in"><draw:text-box><text:p>81 - 122</text:p></draw:text-box></draw:frame><draw:line text:anchor-type="paragraph" draw:z-index="14" draw:name="Shape5" draw:style-name="gr6" draw:text-style-name="P15" svg:x1="2.2161in" svg:y1="1.2453in" svg:x2="2.2161in" svg:y2="2.537in"><text:p/></draw:line><draw:frame text:anchor-type="paragraph" draw:z-index="15" draw:name="Shape4" draw:style-name="gr11" draw:text-style-name="P18" svg:width="0.365in" svg:height="0.5835in" svg:x="2.0492in" svg:y="1.6409in"><draw:text-box><text:p text:style-name="P17"><text:span text:style-name="T7">200 </text:span></text:p><text:p text:style-name="P17"><text:span text:style-name="T7"><text:s text:c="2"/></text:span><text:span text:style-name="T7">- </text:span></text:p><text:p text:style-name="P17"><text:span text:style-name="T7">344</text:span></text:p></draw:text-box></draw:frame><draw:frame text:anchor-type="paragraph" draw:z-index="16" draw:name="Shape3" draw:style-name="gr12" draw:text-style-name="P18" svg:width="0.6776in" svg:height="0.2717in" svg:x="1.8929in" svg:y="1.3181in"><draw:text-box><text:p text:style-name="P17"><text:span text:style-name="T7">Καναπές</text:span></text:p></draw:text-box></draw:frame><draw:frame text:anchor-type="paragraph" draw:z-index="17" draw:name="Shape6" draw:style-name="gr13" draw:text-style-name="P13" svg:width="0.7921in" svg:height="0.2551in" svg:x="3.1638in" svg:y="0.2134in"><draw:text-box><text:p>Παράθυρο</text:p></draw:text-box></draw:frame>Πιθανή Λύση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8:00:43.178149781</meta:creation-date>
    <meta:editing-duration>PT16M51S</meta:editing-duration>
    <meta:editing-cycles>3</meta:editing-cycles>
    <meta:generator>LibreOffice/5.1.6.2$Linux_X86_64 LibreOffice_project/10m0$Build-2</meta:generator>
    <dc:date>2018-12-12T20:26:58.626642962</dc:date>
    <meta:document-statistic meta:table-count="0" meta:image-count="0" meta:object-count="0" meta:page-count="1" meta:paragraph-count="15" meta:word-count="102" meta:character-count="491" meta:non-whitespace-character-count="398"/>
  </office:meta>
</office:document-meta>
</file>